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2010000024E000001AF1CE576F69E4931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FreeSerif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088cm" fo:min-width="4.312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co1" style:family="table-column">
      <style:table-column-properties style:column-width="1.978cm" style:use-optimal-column-width="false"/>
    </style:style>
    <style:style style:name="co2" style:family="table-column">
      <style:table-column-properties style:column-width="1.893cm" style:use-optimal-column-width="false"/>
    </style:style>
    <style:style style:name="co3" style:family="table-column">
      <style:table-column-properties style:column-width="1.831cm" style:use-optimal-column-width="false"/>
    </style:style>
    <style:style style:name="co4" style:family="table-column">
      <style:table-column-properties style:column-width="1.851cm" style:use-optimal-column-width="false"/>
    </style:style>
    <style:style style:name="co5" style:family="table-column">
      <style:table-column-properties style:column-width="2.019cm" style:use-optimal-column-width="false"/>
    </style:style>
    <style:style style:name="co6" style:family="table-column">
      <style:table-column-properties style:column-width="2.061cm" style:use-optimal-column-width="false"/>
    </style:style>
    <style:style style:name="co7" style:family="table-column">
      <style:table-column-properties style:column-width="1.914cm" style:use-optimal-column-width="false"/>
    </style:style>
    <style:style style:name="co8" style:family="table-column">
      <style:table-column-properties style:column-width="2.104cm" style:use-optimal-column-width="false"/>
    </style:style>
    <style:style style:name="co9" style:family="table-column">
      <style:table-column-properties style:column-width="2.04cm" style:use-optimal-column-width="false"/>
    </style:style>
    <style:style style:name="co10" style:family="table-column">
      <style:table-column-properties style:column-width="3.864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1.256cm"/>
    </style:style>
    <style:style style:name="ro3" style:family="table-row">
      <style:table-row-properties style:row-height="1.257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FreeSerif1" fo:font-style="italic" style:font-style-asian="italic" style:font-style-complex="italic"/>
    </style:style>
    <style:style style:name="T5" style:family="text">
      <style:text-properties style:text-position="-33% 58%" style:font-name="FreeSerif1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66% 58%" fo:font-style="normal" style:font-style-asian="normal" style:font-style-complex="normal"/>
    </style:style>
    <style:style style:name="T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text-position="33% 58%" fo:font-style="normal" style:font-style-asian="normal" style:font-style-complex="normal"/>
    </style:style>
    <style:style style:name="T11" style:family="text">
      <style:text-properties style:text-position="-33% 58%"/>
    </style:style>
    <style:style style:name="T12" style:family="text">
      <style:text-properties style:text-position="super 58%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7" style:family="text">
      <style:text-properties fo:color="#666666" fo:font-size="10pt" style:font-size-asian="10pt" style:font-size-complex="10pt"/>
    </style:style>
    <style:style style:name="T18" style:family="text">
      <style:text-properties fo:color="#21409a"/>
    </style:style>
    <style:style style:name="T19" style:family="text">
      <style:text-properties fo:color="#21409a" style:font-name="Consolas"/>
    </style:style>
    <style:style style:name="T20" style:family="text">
      <style:text-properties fo:color="#21409a" style:text-position="-33% 58%"/>
    </style:style>
    <style:style style:name="T21" style:family="text">
      <style:text-properties fo:font-variant="normal" fo:text-transform="none" fo:color="#21409a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1409a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21409a" style:text-position="66% 58%"/>
    </style:style>
    <style:style style:name="T24" style:family="text">
      <style:text-properties fo:color="#21409a" fo:font-weight="bold" style:font-weight-asian="bold" style:font-weight-complex="bold"/>
    </style:style>
    <style:style style:name="T25" style:family="text">
      <style:text-properties fo:color="#666666"/>
    </style:style>
    <style:style style:name="T26" style:family="text">
      <style:text-properties style:use-window-font-color="true" style:font-name="FreeSerif1" fo:font-style="italic" style:font-style-asian="italic" style:font-style-complex="italic"/>
    </style:style>
    <style:style style:name="T27" style:family="text">
      <style:text-properties style:use-window-font-color="true" style:font-name="FreeSerif" fo:font-style="italic" style:font-name-asian="FreeSerif" style:font-style-asian="italic" style:font-name-complex="FreeSerif" style:font-style-complex="italic"/>
    </style:style>
    <style:style style:name="T28" style:family="text">
      <style:text-properties style:use-window-font-color="true"/>
    </style:style>
    <style:style style:name="T29" style:family="text">
      <style:text-properties fo:color="#006c3b" fo:font-weight="normal" style:font-weight-asian="normal" style:font-weight-complex="normal"/>
    </style:style>
    <style:style style:name="T30" style:family="text">
      <style:text-properties fo:color="#006c3b" fo:font-weight="bold" style:font-weight-asian="bold" style:font-weight-complex="bold"/>
    </style:style>
    <style:style style:name="T31" style:family="text">
      <style:text-properties fo:color="#21409a" style:font-name="Consolas" style:text-underline-style="none"/>
    </style:style>
    <style:style style:name="T32" style:family="text">
      <style:text-properties fo:color="#21409a" style:font-name="Consolas" style:text-underline-style="solid" style:text-underline-width="auto" style:text-und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FreeSerif" style:font-size-asian="32pt" style:font-style-asian="italic" style:font-weight-asian="normal" style:font-name-complex="Free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font-name="FreeSerif1" fo:font-style="normal" style:font-style-asian="normal" style:font-style-complex="normal"/>
    </style:style>
    <style:style style:name="T37" style:family="text">
      <style:text-properties style:use-window-font-color="true" style:font-name="Ubuntu" fo:font-style="normal" style:font-style-asian="normal" style:font-style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66% 58%" style:font-name="FreeSerif1" fo:font-style="italic" style:font-style-asian="italic" style:font-style-complex="italic"/>
    </style:style>
    <style:style style:name="T40" style:family="text">
      <style:text-properties style:text-position="0% 100%" style:font-name="FreeSerif1" fo:font-style="italic" style:font-style-asian="italic" style:font-style-complex="italic"/>
    </style:style>
    <style:style style:name="T41" style:family="text">
      <style:text-properties style:text-position="0% 100%"/>
    </style:style>
    <style:style style:name="T42" style:family="text">
      <style:text-properties fo:color="#21409a" style:text-position="0% 100%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Estimating Moment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6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a stream has <text:span text:style-name="T4">A</text:span> distinct elements, and each element has frequency <text:span text:style-name="T4">m</text:span><text:span text:style-name="T5">i</text:span></text:p>
              </text:list-item>
              <text:list-item>
                <text:p><text:span text:style-name="T6">The k</text:span><text:span text:style-name="T7">th</text:span><text:span text:style-name="T6"> order moment of the stream is</text:span></text:p>
              </text:list-item>
              <text:list-item>
                <text:p><text:span text:style-name="T8">The 0</text:span><text:span text:style-name="T9">th</text:span><text:span text:style-name="T8"> order moment</text:span><text:span text:style-name="T6"> is the number of distinct elements in the stream</text:span></text:p>
              </text:list-item>
              <text:list-item>
                <text:p><text:span text:style-name="T8">The 1</text:span><text:span text:style-name="T9">st</text:span><text:span text:style-name="T8"> order moment</text:span><text:span text:style-name="T6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5" draw:text-style-name="P10" draw:layer="layout" svg:width="2.886cm" svg:height="2.196cm" svg:x="21.138cm" svg:y="6.86cm" svg:viewBox="0 0 2887 2197" draw:points="1442,2197 0,2197 0,0 2887,0 2887,2197">
            <text:p/>
          </draw:polygon>
          <draw:path draw:style-name="gr6" draw:text-style-name="P11" draw:layer="layout" svg:width="1.311cm" svg:height="1.379cm" svg:x="21.1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6" draw:text-style-name="P11" draw:layer="layout" svg:width="0.21cm" svg:height="0.465cm" svg:x="21.7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11" draw:layer="layout" svg:width="0.808cm" svg:height="0.447cm" svg:x="22.7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1" draw:layer="layout" svg:width="0.339cm" svg:height="0.487cm" svg:x="23.6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23.6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The k</text:span><text:span text:style-name="T10">th</text:span><text:span text:style-name="T6"> order moment of the stream is</text:span></text:p>
              </text:list-item>
              <text:list-item>
                <text:p><text:span text:style-name="T8">The 2</text:span><text:span text:style-name="T9">nd</text:span><text:span text:style-name="T8"> order moment</text:span><text:span text:style-name="T6"> is also known as the “surprise number” of a stream (large values = more uneven 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5" draw:text-style-name="P10" draw:layer="layout" svg:width="2.886cm" svg:height="2.196cm" svg:x="22.3cm" svg:y="3.914cm" svg:viewBox="0 0 2887 2197" draw:points="1442,2197 0,2197 0,0 2887,0 2887,2197">
            <text:p/>
          </draw:polygon>
          <draw:path draw:style-name="gr6" draw:text-style-name="P11" draw:layer="layout" svg:width="1.311cm" svg:height="1.379cm" svg:x="22.356cm" svg:y="4.013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6" draw:text-style-name="P11" draw:layer="layout" svg:width="0.21cm" svg:height="0.465cm" svg:x="22.905cm" svg:y="5.652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11" draw:layer="layout" svg:width="0.808cm" svg:height="0.447cm" svg:x="23.915cm" svg:y="4.512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1" draw:layer="layout" svg:width="0.339cm" svg:height="0.487cm" svg:x="24.802cm" svg:y="4.06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1" draw:layer="layout" svg:width="0.21cm" svg:height="0.465cm" svg:x="24.782cm" svg:y="4.734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24cm" svg:y="10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5"/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m<text:span text:style-name="T11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2">nd</text:span> moment</text:p>
              </table:table-cell>
            </table:table-row>
            <table:table-row table:style-name="ro2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3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sum m_i^2§svg§600§FALSE§</svg:desc>
          <draw:polygon draw:style-name="gr5" draw:text-style-name="P10" draw:layer="layout" svg:width="1.369cm" svg:height="0.78cm" svg:x="24.847cm" svg:y="9.89cm" svg:viewBox="0 0 1370 781" draw:points="685,781 0,781 0,0 1370,0 1370,781">
            <text:p/>
          </draw:polygon>
          <draw:path draw:style-name="gr6" draw:text-style-name="P11" draw:layer="layout" svg:width="0.631cm" svg:height="0.682cm" svg:x="24.874cm" svg:y="9.939cm" svg:viewBox="0 0 632 683" svg:d="M574 683l58-156h-12c-18 51-69 84-124 99-10 2-56 15-148 15h-285l241-292c3-3 4-5 4-7 0-1 0-3-3-8l-221-311h260c64 0 107 7 111 8 26 5 67 12 105 37 12 7 44 30 60 70h12l-58-138h-561c-11 0-11 0-13 3 0 1 0 11 0 17l251 353-246 296c-5 7-5 9-5 9 0 5 4 5 13 5z">
            <text:p/>
          </draw:path>
          <draw:path draw:style-name="gr6" draw:text-style-name="P11" draw:layer="layout" svg:width="0.388cm" svg:height="0.221cm" svg:x="25.625cm" svg:y="10.186cm" svg:viewBox="0 0 389 222" svg:d="M28 187c-1 8-4 19-4 22 0 8 6 13 14 13 5 0 14-5 17-13 1-2 6-25 9-37l10-44c4-10 6-21 9-33 1-8 5-23 5-24 8-16 33-60 78-60 22 0 26 18 26 34 0 13-3 26-8 40l-13 57-9 38c-2 10-7 26-7 29 0 8 8 13 14 13 15 0 19-12 22-28 6-28 25-99 29-119 1-5 26-64 78-64 20 0 26 17 26 34 0 28-20 84-30 110-4 11-6 17-6 27 0 23 16 40 39 40 45 0 62-71 62-76 0-4-4-4-5-4-5 0-5 1-8 9-7 25-22 60-48 60-9 0-12-5-12-16 0-12 4-24 9-35 9-26 29-80 29-108 0-31-19-52-54-52-37 0-61 21-78 48-1-7-2-24-15-36-12-10-27-12-39-12-43 0-67 31-74 42-2-28-23-42-44-42-22 0-31 19-35 28-9 17-15 46-15 47 0 5 4 5 5 5 6 0 6 0 9-11 8-35 17-58 35-58 7 0 15 3 15 22 0 10-3 16-8 41z">
            <text:p/>
          </draw:path>
          <draw:path draw:style-name="gr6" draw:text-style-name="P11" draw:layer="layout" svg:width="0.147cm" svg:height="0.226cm" svg:x="26.047cm" svg:y="9.974cm" svg:viewBox="0 0 148 227" svg:d="M148 165h-12c-1 8-4 28-9 31-2 3-28 3-32 3h-62c35-33 47-41 67-58 25-20 48-41 48-74 0-41-36-67-79-67-41 0-69 30-69 61 0 18 14 20 17 20 9 0 19-7 19-19 0-5-3-18-20-18 10-24 33-32 49-32 33 0 50 27 50 55 0 30-20 53-31 66l-81 81c-3 3-3 5-3 13h138z">
            <text:p/>
          </draw:path>
          <draw:path draw:style-name="gr6" draw:text-style-name="P11" draw:layer="layout" svg:width="0.1cm" svg:height="0.23cm" svg:x="26.042cm" svg:y="10.296cm" svg:viewBox="0 0 101 231" svg:d="M93 13c0-5-5-13-13-13-10 0-20 9-20 19 0 5 5 13 14 13 10 0 19-10 19-19zM25 187c-2 5-3 8-3 15 0 15 13 29 31 29 34 0 48-48 48-52 0-5-4-5-5-5-4 0-4 2-6 6-8 27-23 41-36 41-7 0-8-5-8-12 0-8 3-14 6-22 3-9 6-18 11-27 2-8 14-40 16-44 1-3 2-7 2-11 0-16-14-28-32-28-34 0-49 46-49 52 0 4 4 4 5 4 6 0 6-2 7-5 8-30 24-43 35-43 6 0 9 4 9 13 0 7-2 13-11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4">n</text:span>, the length of the stream</text:p>
              </text:list-item>
              <text:list-item>
                <text:p>We will sample <text:span text:style-name="T4">s</text:span> positions</text:p>
              </text:list-item>
              <text:list-item>
                <text:p>For each sample we will have <text:span text:style-name="T4">X.element</text:span> and <text:span text:style-name="T4">X.count</text:span></text:p>
              </text:list-item>
              <text:list-item>
                <text:p><text:span text:style-name="T13">We sample </text:span><text:span text:style-name="T4">s</text:span> random positions in the stream</text:p>
                <text:list>
                  <text:list-header>
                    <text:p><text:span text:style-name="T14">X.element</text:span><text:span text:style-name="T15"> = element in that position, </text:span><text:span text:style-name="T4">X.count ← 1</text:span></text:p>
                    <text:p>When we see <text:span text:style-name="T4">X.element</text:span> again, <text:span text:style-name="T4">X.count ← X.count + 1</text:span></text:p>
                  </text:list-header>
                </text:list>
              </text:list-item>
              <text:list-item>
                <text:p>Estimate second moment as <text:span text:style-name="T4">n(2 </text:span><text:span text:style-name="T16">×</text:span><text:span text:style-name="T4"> X.count - 1)</text:span></text:p>
              </text:list-item>
            </text:list>
          </draw:text-box>
        </draw:frame>
        <draw:frame draw:style-name="gr7" draw:text-style-name="P13" draw:layer="layout" svg:width="26.393cm" svg:height="0.646cm" svg:x="0.334cm" svg:y="14.61cm">
          <draw:text-box>
            <text:p text:style-name="P12"><text:span text:style-name="T17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18">Example: </text:span><text:span text:style-name="T19">a,b,c,b,d,a,c,d,a,b,d,c,a,a,b</text:span></text:p>
                <text:list>
                  <text:list-header>
                    <text:p><text:span text:style-name="T18">m</text:span><text:span text:style-name="T20">a</text:span><text:span text:style-name="T18"> = 5, m</text:span><text:span text:style-name="T20">b </text:span><text:span text:style-name="T18">= 4, m</text:span><text:span text:style-name="T20">c</text:span><text:span text:style-name="T18"> = 3, m</text:span><text:span text:style-name="T20">d</text:span><text:span text:style-name="T18"> = 3</text:span></text:p>
                    <text:p><text:span text:style-name="T21">second moment = 5</text:span><text:span text:style-name="T22">2</text:span><text:span text:style-name="T21">+4</text:span><text:span text:style-name="T22">2</text:span><text:span text:style-name="T21">+3</text:span><text:span text:style-name="T22">2</text:span><text:span text:style-name="T21">+3</text:span><text:span text:style-name="T23">2</text:span><text:span text:style-name="T18"> = </text:span><text:span text:style-name="T24">59</text:span></text:p>
                  </text:list-header>
                </text:list>
              </text:list-item>
              <text:list-item>
                <text:p>Suppose we sample s=3 variables X<text:span text:style-name="T11">1</text:span>, X<text:span text:style-name="T11">2</text:span>, X<text:span text:style-name="T11">3</text:span></text:p>
              </text:list-item>
              <text:list-item>
                <text:p>Suppose we pick the 3<text:span text:style-name="T12">rd</text:span>, 8<text:span text:style-name="T12">th</text:span>, and 13<text:span text:style-name="T12">th</text:span> position at random</text:p>
              </text:list-item>
              <text:list-item>
                <text:p>X<text:span text:style-name="T11">1</text:span>.element=c, X<text:span text:style-name="T11">2</text:span>.element=d, X<text:span text:style-name="T11">3</text:span>.element=a</text:p>
              </text:list-item>
              <text:list-item>
                <text:p>X<text:span text:style-name="T11">1</text:span>.count=3, X<text:span text:style-name="T11">2</text:span>.count=2, X<text:span text:style-name="T11">3</text:span>.count=2 <text:span text:style-name="T25">(we count forwards only!)</text:span></text:p>
              </text:list-item>
              <text:list-item>
                <text:p><text:span text:style-name="T13">Estimate </text:span><text:span text:style-name="T26">n(2 </text:span><text:span text:style-name="T27">×</text:span><text:span text:style-name="T26"> X.count – 1)</text:span><text:span text:style-name="T28">, first estimate = 15(6-1) = 75,</text:span><text:span text:style-name="T28"><text:line-break/></text:span><text:span text:style-name="T28">second estimate 15(4-1) = 45, third estimate 15(4-1) = 45,</text:span><text:span text:style-name="T28"><text:line-break/></text:span><text:span text:style-name="T29">average of estimates = 55≃</text:span><text:span text:style-name="T30">59</text:span></text:p>
              </text:list-item>
            </text:list>
          </draw:text-box>
        </draw:frame>
        <draw:frame draw:style-name="gr7" draw:text-style-name="P13" draw:layer="layout" svg:width="26.393cm" svg:height="0.646cm" svg:x="0.334cm" svg:y="14.61cm">
          <draw:text-box>
            <text:p text:style-name="P12"><text:span text:style-name="T17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8">Example: </text:span><text:span text:style-name="T19">a,b,c,b,d,a,c,d,a,b,d,c,a,a,b</text:span></text:p>
              </text:list-item>
              <text:list-item>
                <text:p>Suppose we pick the 3<text:span text:style-name="T12">rd</text:span>, 8<text:span text:style-name="T12">th</text:span>, and 13<text:span text:style-name="T12">th</text:span> position at random</text:p>
              </text:list-item>
              <text:list-item>
                <text:p>X<text:span text:style-name="T11">1</text:span>.element=c, X<text:span text:style-name="T11">2</text:span>.element=d, X<text:span text:style-name="T11">3</text:span>.element=a</text:p>
              </text:list-item>
              <text:list-item>
                <text:p>X<text:span text:style-name="T11">1</text:span>.count=3, X<text:span text:style-name="T11">2</text:span>.count=2, X<text:span text:style-name="T11">3</text:span>.count=2</text:p>
              </text:list-item>
            </text:list>
          </draw:text-box>
        </draw:frame>
        <draw:frame draw:style-name="gr7" draw:text-style-name="P13" draw:layer="layout" svg:width="26.393cm" svg:height="0.646cm" svg:x="0.334cm" svg:y="14.61cm">
          <draw:text-box>
            <text:p text:style-name="P12"><text:span text:style-name="T17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18">Example: </text:span><text:span text:style-name="T19">a,b,c,b,d,</text:span><text:span text:style-name="T31">a,c,d,a,b,d,c,a,a,b</text:span></text:p>
                <text:list>
                  <text:list-header>
                    <text:p><text:span text:style-name="T19">c(6) = ?</text:span></text:p>
                  </text:list-header>
                </text:list>
              </text:list-item>
            </text:list>
          </draw:text-box>
        </draw:frame>
        <draw:custom-shape draw:style-name="gr8" draw:text-style-name="P14" draw:layer="layout" svg:width="5.024cm" svg:height="1.55cm" svg:x="3.581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18">Example: </text:span><text:span text:style-name="T19">a,b,c,b,d,</text:span><text:span text:style-name="T32">a</text:span><text:span text:style-name="T19">,c,d,</text:span><text:span text:style-name="T32">a</text:span><text:span text:style-name="T19">,b,d,c,</text:span><text:span text:style-name="T32">a</text:span><text:span text:style-name="T19">,</text:span><text:span text:style-name="T32">a</text:span><text:span text:style-name="T19">,b</text:span></text:p>
                <text:list>
                  <text:list-header>
                    <text:p><text:span text:style-name="T19">c(6) = 4</text:span></text:p>
                  </text:list-header>
                </text:list>
              </text:list-item>
            </text:list>
          </draw:text-box>
        </draw:frame>
        <draw:frame draw:style-name="gr9" draw:text-style-name="P15" draw:layer="layout" svg:width="11.008cm" svg:height="0.962cm" svg:x="15.045cm" svg:y="12.026cm">
          <draw:text-box>
            <text:p><text:span text:style-name="T25">(remember: we count forwards only!)</text:span></text:p>
          </draw:text-box>
        </draw:frame>
        <draw:connector draw:style-name="gr10" draw:text-style-name="P14" draw:layer="layout" draw:line-skew="2.552cm" svg:x1="9.033cm" svg:y1="12.588cm" svg:x2="14.137cm" svg:y2="11.867cm" svg:d="M9033 12588h5104v-721" svg:viewBox="0 0 5105 722">
          <text:p/>
        </draw:connecto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(i) is the number of times e(i) appears in positions i, i+1, i+2, …, n</text:p>
              </text:list-item>
              <text:list-item>
                <text:p><text:span text:style-name="T13">E[</text:span><text:span text:style-name="T33">n (</text:span><text:span text:style-name="T34">2 ×</text:span><text:span text:style-name="T35"> X.count – 1)</text:span><text:span text:style-name="T13">] is the average of</text:span><text:span text:style-name="T13"><text:line-break/></text:span><text:span text:style-name="T34">n (</text:span><text:span text:style-name="T26">2 c(i) – 1)</text:span><text:span text:style-name="T36"> </text:span><text:span text:style-name="T37">over all positions </text:span><text:span text:style-name="T26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5" draw:text-style-name="P10" draw:layer="layout" svg:width="18.417cm" svg:height="2.691cm" svg:x="4.429cm" svg:y="10.037cm" svg:viewBox="0 0 18418 2692" draw:points="9210,2692 0,2692 0,0 18418,0 18418,2692">
            <text:p/>
          </draw:polygon>
          <draw:path draw:style-name="gr6" draw:text-style-name="P11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1" draw:layer="layout" svg:width="0.136cm" svg:height="0.985cm" svg:x="5.327cm" svg:y="10.826cm" svg:viewBox="0 0 137 986" draw:points="137,986 137,948 40,948 40,40 137,40 137,0 0,0 0,986">
            <text:p/>
          </draw:polygon>
          <draw:path draw:style-name="gr6" draw:text-style-name="P11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6" draw:text-style-name="P11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6" draw:text-style-name="P11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6" draw:text-style-name="P11" draw:layer="layout" svg:width="0.107cm" svg:height="0.107cm" svg:x="9.077cm" svg:y="11.46cm" svg:viewBox="0 0 108 108" svg:d="M108 54c0-29-25-54-54-54s-54 25-54 54 25 54 54 54 54-25 54-54z">
            <text:p/>
          </draw:path>
          <draw:path draw:style-name="gr6" draw:text-style-name="P11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1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1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6" draw:text-style-name="P11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1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1" draw:layer="layout" svg:width="0.136cm" svg:height="0.985cm" svg:x="13.632cm" svg:y="10.826cm" svg:viewBox="0 0 137 986" draw:points="137,0 0,0 0,40 96,40 96,948 0,948 0,986 137,986">
            <text:p/>
          </draw:polygon>
          <draw:path draw:style-name="gr6" draw:text-style-name="P11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6" draw:text-style-name="P11" draw:layer="layout" svg:width="0.593cm" svg:height="0.042cm" svg:x="15.315cm" svg:y="11.298cm" svg:viewBox="0 0 594 43" draw:points="296,43 0,43 0,0 594,0 594,43">
            <text:p/>
          </draw:polygon>
          <draw:path draw:style-name="gr6" draw:text-style-name="P11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6" draw:text-style-name="P11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6" draw:text-style-name="P11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1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1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5" draw:text-style-name="P10" draw:layer="layout" svg:width="16.673cm" svg:height="2.691cm" svg:x="4.429cm" svg:y="12.885cm" svg:viewBox="0 0 16674 2692" draw:points="8337,2692 0,2692 0,0 16674,0 16674,2692">
            <text:p/>
          </draw:polygon>
          <draw:path draw:style-name="gr6" draw:text-style-name="P11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1" draw:layer="layout" svg:width="0.136cm" svg:height="0.985cm" svg:x="5.327cm" svg:y="13.674cm" svg:viewBox="0 0 137 986" draw:points="137,986 137,948 40,948 40,40 137,40 137,0 0,0 0,986">
            <text:p/>
          </draw:polygon>
          <draw:path draw:style-name="gr6" draw:text-style-name="P11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1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6" draw:text-style-name="P11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1" draw:layer="layout" svg:width="0.107cm" svg:height="0.107cm" svg:x="9.077cm" svg:y="14.308cm" svg:viewBox="0 0 108 108" svg:d="M108 54c0-29-25-54-54-54s-54 25-54 54 25 54 54 54 54-25 54-54z">
            <text:p/>
          </draw:path>
          <draw:path draw:style-name="gr6" draw:text-style-name="P11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1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1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1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1" draw:layer="layout" svg:width="0.136cm" svg:height="0.985cm" svg:x="13.633cm" svg:y="13.674cm" svg:viewBox="0 0 137 986" draw:points="137,0 0,0 0,40 96,40 96,948 0,948 0,986 137,986">
            <text:p/>
          </draw:polygon>
          <draw:path draw:style-name="gr6" draw:text-style-name="P11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6" draw:text-style-name="P11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1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1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1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11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11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5" draw:text-style-name="P10" draw:layer="layout" svg:width="16.673cm" svg:height="2.691cm" svg:x="5.211cm" svg:y="2.623cm" svg:viewBox="0 0 16674 2692" draw:points="8337,2692 0,2692 0,0 16674,0 16674,2692">
            <text:p/>
          </draw:polygon>
          <draw:path draw:style-name="gr6" draw:text-style-name="P11" draw:layer="layout" svg:width="0.716cm" svg:height="0.671cm" svg:x="5.249cm" svg:y="3.4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1" draw:layer="layout" svg:width="0.136cm" svg:height="0.985cm" svg:x="6.109cm" svg:y="3.412cm" svg:viewBox="0 0 137 986" draw:points="137,986 137,948 40,948 40,40 137,40 137,0 0,0 0,986">
            <text:p/>
          </draw:polygon>
          <draw:path draw:style-name="gr6" draw:text-style-name="P11" draw:layer="layout" svg:width="0.534cm" svg:height="0.447cm" svg:x="6.295cm" svg:y="3.7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cm" svg:height="0.985cm" svg:x="6.956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7.29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1" draw:layer="layout" svg:width="0.476cm" svg:height="0.476cm" svg:x="8.096cm" svg:y="3.6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6" draw:text-style-name="P11" draw:layer="layout" svg:width="0.812cm" svg:height="0.674cm" svg:x="8.963cm" svg:y="3.4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1" draw:layer="layout" svg:width="0.107cm" svg:height="0.107cm" svg:x="9.859cm" svg:y="4.046cm" svg:viewBox="0 0 108 108" svg:d="M108 54c0-29-25-54-54-54s-54 25-54 54 25 54 54 54 54-25 54-54z">
            <text:p/>
          </draw:path>
          <draw:path draw:style-name="gr6" draw:text-style-name="P11" draw:layer="layout" svg:width="0.375cm" svg:height="0.454cm" svg:x="10.244cm" svg:y="3.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10.676cm" svg:y="3.7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496cm" svg:height="0.447cm" svg:x="11.171cm" svg:y="3.7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1" draw:layer="layout" svg:width="0.496cm" svg:height="0.436cm" svg:x="11.718cm" svg:y="3.7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1" draw:layer="layout" svg:width="0.308cm" svg:height="0.618cm" svg:x="12.224cm" svg:y="3.544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1" draw:layer="layout" svg:width="0.602cm" svg:height="0.042cm" svg:x="12.833cm" svg:y="3.884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13.606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14.065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1" draw:layer="layout" svg:width="0.136cm" svg:height="0.985cm" svg:x="14.415cm" svg:y="3.412cm" svg:viewBox="0 0 137 986" draw:points="137,0 0,0 0,40 96,40 96,948 0,948 0,986 137,986">
            <text:p/>
          </draw:polygon>
          <draw:path draw:style-name="gr6" draw:text-style-name="P11" draw:layer="layout" svg:width="0.655cm" svg:height="0.232cm" svg:x="14.995cm" svg:y="3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22cm" svg:height="0.313cm" svg:x="16.478cm" svg:y="2.6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1.312cm" svg:height="1.38cm" svg:x="16.034cm" svg:y="3.2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6" draw:text-style-name="P11" draw:layer="layout" svg:width="0.21cm" svg:height="0.465cm" svg:x="16.084cm" svg:y="4.8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507cm" svg:height="0.187cm" svg:x="16.379cm" svg:y="5.04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7.009cm" svg:y="4.85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23cm" svg:height="0.985cm" svg:x="17.497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93cm" svg:height="0.658cm" svg:x="17.831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1" draw:layer="layout" svg:width="0.384cm" svg:height="0.447cm" svg:x="18.315cm" svg:y="3.7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1" draw:layer="layout" svg:width="0.23cm" svg:height="0.985cm" svg:x="18.798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261cm" svg:height="0.662cm" svg:x="19.112cm" svg:y="3.4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1" draw:layer="layout" svg:width="0.23cm" svg:height="0.985cm" svg:x="19.479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02cm" svg:height="0.042cm" svg:x="20.104cm" svg:y="3.884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1.094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23cm" svg:height="0.985cm" svg:x="21.556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5" draw:text-style-name="P10" draw:layer="layout" svg:width="25.267cm" svg:height="1.938cm" svg:x="1.825cm" svg:y="13.052cm" svg:viewBox="0 0 25268 1939" draw:points="12635,1939 0,1939 0,0 25268,0 25268,1939">
            <text:p/>
          </draw:polygon>
          <draw:path draw:style-name="gr6" draw:text-style-name="P11" draw:layer="layout" svg:width="0.64cm" svg:height="0.6cm" svg:x="1.859cm" svg:y="13.3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6" draw:text-style-name="P11" draw:layer="layout" svg:width="0.121cm" svg:height="0.88cm" svg:x="2.628cm" svg:y="13.317cm" svg:viewBox="0 0 122 881" draw:points="122,881 122,847 36,847 36,36 122,36 122,0 0,0 0,881">
            <text:p/>
          </draw:polygon>
          <draw:path draw:style-name="gr6" draw:text-style-name="P11" draw:layer="layout" svg:width="0.477cm" svg:height="0.4cm" svg:x="2.794cm" svg:y="13.5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6" draw:text-style-name="P11" draw:layer="layout" svg:width="0.205cm" svg:height="0.88cm" svg:x="3.385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6" draw:text-style-name="P11" draw:layer="layout" svg:width="0.351cm" svg:height="0.588cm" svg:x="3.683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6" draw:text-style-name="P11" draw:layer="layout" svg:width="0.425cm" svg:height="0.426cm" svg:x="4.404cm" svg:y="13.5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6" draw:text-style-name="P11" draw:layer="layout" svg:width="0.726cm" svg:height="0.602cm" svg:x="5.178cm" svg:y="13.3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6" draw:text-style-name="P11" draw:layer="layout" svg:width="0.095cm" svg:height="0.095cm" svg:x="5.979cm" svg:y="13.883cm" svg:viewBox="0 0 96 96" svg:d="M96 48c0-26-22-48-48-48s-48 22-48 48 22 48 48 48 48-22 48-48z">
            <text:p/>
          </draw:path>
          <draw:path draw:style-name="gr6" draw:text-style-name="P11" draw:layer="layout" svg:width="0.335cm" svg:height="0.406cm" svg:x="6.324cm" svg:y="13.5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6" draw:text-style-name="P11" draw:layer="layout" svg:width="0.391cm" svg:height="0.406cm" svg:x="6.71cm" svg:y="13.5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6" draw:text-style-name="P11" draw:layer="layout" svg:width="0.443cm" svg:height="0.4cm" svg:x="7.152cm" svg:y="13.5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6" draw:text-style-name="P11" draw:layer="layout" svg:width="0.443cm" svg:height="0.39cm" svg:x="7.641cm" svg:y="13.5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6" draw:text-style-name="P11" draw:layer="layout" svg:width="0.275cm" svg:height="0.552cm" svg:x="8.093cm" svg:y="13.435cm" svg:viewBox="0 0 276 553" svg:d="M136 190h126v-28h-126v-162h-22c0 72-28 166-114 170v20h76v243c0 110 82 120 114 120 62 0 86-62 86-120v-50h-22v50c0 64-26 98-58 98-60 0-60-80-60-96z">
            <text:p/>
          </draw:path>
          <draw:path draw:style-name="gr6" draw:text-style-name="P11" draw:layer="layout" svg:width="0.538cm" svg:height="0.037cm" svg:x="8.638cm" svg:y="13.739cm" svg:viewBox="0 0 539 38" svg:d="M509 38c14 0 30 0 30-20 0-18-16-18-30-18h-479c-14 0-30 0-30 18 0 20 16 20 30 20z">
            <text:p/>
          </draw:path>
          <draw:path draw:style-name="gr6" draw:text-style-name="P11" draw:layer="layout" svg:width="0.291cm" svg:height="0.588cm" svg:x="9.329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1" draw:layer="layout" svg:width="0.205cm" svg:height="0.88cm" svg:x="9.739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6" draw:text-style-name="P11" draw:layer="layout" svg:width="0.121cm" svg:height="0.88cm" svg:x="10.051cm" svg:y="13.317cm" svg:viewBox="0 0 122 881" draw:points="122,0 0,0 0,36 86,36 86,847 0,847 0,881 122,881">
            <text:p/>
          </draw:polygon>
          <draw:path draw:style-name="gr6" draw:text-style-name="P11" draw:layer="layout" svg:width="0.586cm" svg:height="0.207cm" svg:x="10.57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6" draw:text-style-name="P11" draw:layer="layout" svg:width="1.172cm" svg:height="1.233cm" svg:x="11.499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6" draw:text-style-name="P11" draw:layer="layout" svg:width="0.315cm" svg:height="0.279cm" svg:x="11.931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6" draw:text-style-name="P11" draw:layer="layout" svg:width="0.291cm" svg:height="0.588cm" svg:x="12.9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1" draw:layer="layout" svg:width="0.586cm" svg:height="0.588cm" svg:x="13.551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1" draw:layer="layout" svg:width="0.365cm" svg:height="0.606cm" svg:x="14.418cm" svg:y="13.3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6" draw:text-style-name="P11" draw:layer="layout" svg:width="0.586cm" svg:height="0.588cm" svg:x="15.065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1" draw:layer="layout" svg:width="0.351cm" svg:height="0.606cm" svg:x="15.94cm" svg:y="13.3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6" draw:text-style-name="P11" draw:layer="layout" svg:width="0.586cm" svg:height="0.588cm" svg:x="16.5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1" draw:layer="layout" svg:width="0.095cm" svg:height="0.095cm" svg:x="17.485cm" svg:y="13.709cm" svg:viewBox="0 0 96 96" svg:d="M96 48c0-26-22-48-48-48s-48 22-48 48 22 48 48 48 48-22 48-48z">
            <text:p/>
          </draw:path>
          <draw:path draw:style-name="gr6" draw:text-style-name="P11" draw:layer="layout" svg:width="0.095cm" svg:height="0.095cm" svg:x="17.878cm" svg:y="13.709cm" svg:viewBox="0 0 96 96" svg:d="M96 48c0-26-22-48-48-48s-48 22-48 48 22 48 48 48 48-22 48-48z">
            <text:p/>
          </draw:path>
          <draw:path draw:style-name="gr6" draw:text-style-name="P11" draw:layer="layout" svg:width="0.095cm" svg:height="0.095cm" svg:x="18.268cm" svg:y="13.709cm" svg:viewBox="0 0 96 96" svg:d="M96 48c0-26-22-48-48-48s-48 22-48 48 22 48 48 48 48-22 48-48z">
            <text:p/>
          </draw:path>
          <draw:path draw:style-name="gr6" draw:text-style-name="P11" draw:layer="layout" svg:width="0.586cm" svg:height="0.588cm" svg:x="18.6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1" draw:layer="layout" svg:width="0.205cm" svg:height="0.88cm" svg:x="19.599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6" draw:text-style-name="P11" draw:layer="layout" svg:width="0.351cm" svg:height="0.588cm" svg:x="19.898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6" draw:text-style-name="P11" draw:layer="layout" svg:width="0.722cm" svg:height="0.4cm" svg:x="20.318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6" draw:text-style-name="P11" draw:layer="layout" svg:width="0.315cm" svg:height="0.279cm" svg:x="21.103cm" svg:y="13.8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6" draw:text-style-name="P11" draw:layer="layout" svg:width="0.538cm" svg:height="0.037cm" svg:x="21.76cm" svg:y="13.739cm" svg:viewBox="0 0 539 38" svg:d="M509 38c14 0 30 0 30-20 0-18-16-18-30-18h-479c-14 0-30 0-30 18 0 20 16 20 30 20z">
            <text:p/>
          </draw:path>
          <draw:path draw:style-name="gr6" draw:text-style-name="P11" draw:layer="layout" svg:width="0.291cm" svg:height="0.588cm" svg:x="22.6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1" draw:layer="layout" svg:width="0.205cm" svg:height="0.88cm" svg:x="23.057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6" draw:text-style-name="P11" draw:layer="layout" svg:width="0.586cm" svg:height="0.207cm" svg:x="23.641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6" draw:text-style-name="P11" draw:layer="layout" svg:width="1.172cm" svg:height="1.233cm" svg:x="24.57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6" draw:text-style-name="P11" draw:layer="layout" svg:width="0.315cm" svg:height="0.279cm" svg:x="25.003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6" draw:text-style-name="P11" draw:layer="layout" svg:width="0.722cm" svg:height="0.4cm" svg:x="25.964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6" draw:text-style-name="P11" draw:layer="layout" svg:width="0.273cm" svg:height="0.41cm" svg:x="26.749cm" svg:y="13.2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6" draw:text-style-name="P11" draw:layer="layout" svg:width="0.315cm" svg:height="0.279cm" svg:x="26.747cm" svg:y="13.9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or higher order moments<text:line-break/>(v = X.count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<text:span text:style-name="T18">second order</text:span> moment</text:p>
                <text:list>
                  <text:list-item>
                    <text:p><text:span text:style-name="T15">We use </text:span><text:span text:style-name="T14">n(2v-1) = n(v</text:span><text:span text:style-name="T38">2</text:span><text:span text:style-name="T14"> – (v-1)</text:span><text:span text:style-name="T39">2</text:span><text:span text:style-name="T40">)</text:span></text:p>
                  </text:list-item>
                </text:list>
              </text:list-item>
              <text:list-item>
                <text:p><text:s/>For <text:span text:style-name="T18">third order</text:span> moment</text:p>
                <text:list>
                  <text:list-item>
                    <text:p><text:span text:style-name="T15">We use </text:span><text:span text:style-name="T14">n(3v</text:span><text:span text:style-name="T38">2</text:span><text:span text:style-name="T14"> – 3v + 1) = n(v</text:span><text:span text:style-name="T38">3</text:span><text:span text:style-name="T14"> – (v-1)</text:span><text:span text:style-name="T39">3</text:span><text:span text:style-name="T40">)</text:span></text:p>
                  </text:list-item>
                </text:list>
              </text:list-item>
              <text:list-item>
                <text:p><text:span text:style-name="T41">For </text:span><text:span text:style-name="T42">k</text:span><text:span text:style-name="T23">th</text:span><text:span text:style-name="T42"> order</text:span><text:span text:style-name="T41"> moment</text:span></text:p>
                <text:list>
                  <text:list-item>
                    <text:p><text:span text:style-name="T43">We use </text:span><text:span text:style-name="T44">n(v</text:span><text:span text:style-name="T38">k</text:span><text:span text:style-name="T44"> - (v-1)</text:span><text:span text:style-name="T38">k</text:span><text:span text:style-name="T4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 a <text:span text:style-name="T18">reservoir sampling</text:span> strategy</text:p>
              </text:list-item>
              <text:list-item>
                <text:p>If we want <text:span text:style-name="T4">s</text:span> samples</text:p>
                <text:list>
                  <text:list-item>
                    <text:p>Pick the first <text:span text:style-name="T4">s</text:span> elements of the stream setting X<text:span text:style-name="T11">i</text:span>.element ← e(i) and X<text:span text:style-name="T11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11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k<text:span text:style-name="T45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FreeSerif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5:46.545386897</dc:date>
    <meta:editing-duration>PT16H56M40S</meta:editing-duration>
    <meta:editing-cycles>124</meta:editing-cycles>
    <meta:generator>LibreOffice/6.0.7.3$Linux_X86_64 LibreOffice_project/00m0$Build-3</meta:generator>
    <dc:creator>Carlos Castillo</dc:creator>
    <meta:document-statistic meta:object-count="304"/>
  </office:meta>
</office:document-meta>
</file>

<file path=Object 1/content.xml><?xml version="1.0" encoding="utf-8"?>
<math xmlns="http://www.w3.org/1998/Math/MathML" display="block"/>
</file>